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QUARTER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96.9066666666667" calcext:value-type="float">
            <text:p>96.9066666666667</text:p>
          </table:table-cell>
          <table:table-cell office:value-type="float" office:value="2411158.8" calcext:value-type="float">
            <text:p>2411158.8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98.25" calcext:value-type="float">
            <text:p>98.25</text:p>
          </table:table-cell>
          <table:table-cell office:value-type="float" office:value="2404798.8" calcext:value-type="float">
            <text:p>2404798.8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8.13" calcext:value-type="float">
            <text:p>98.13</text:p>
          </table:table-cell>
          <table:table-cell office:value-type="float" office:value="2402506.9" calcext:value-type="float">
            <text:p>2402506.9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98.9433333333333" calcext:value-type="float">
            <text:p>98.9433333333333</text:p>
          </table:table-cell>
          <table:table-cell office:value-type="float" office:value="2391734.8" calcext:value-type="float">
            <text:p>2391734.8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98.7166666666667" calcext:value-type="float">
            <text:p>98.7166666666667</text:p>
          </table:table-cell>
          <table:table-cell office:value-type="float" office:value="2383774.7" calcext:value-type="float">
            <text:p>2383774.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99.63" calcext:value-type="float">
            <text:p>99.63</text:p>
          </table:table-cell>
          <table:table-cell office:value-type="float" office:value="2396015.8" calcext:value-type="float">
            <text:p>2396015.8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99.45" calcext:value-type="float">
            <text:p>99.45</text:p>
          </table:table-cell>
          <table:table-cell office:value-type="float" office:value="2403490.9" calcext:value-type="float">
            <text:p>2403490.9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99.7466666666666" calcext:value-type="float">
            <text:p>99.7466666666666</text:p>
          </table:table-cell>
          <table:table-cell office:value-type="float" office:value="2410260" calcext:value-type="float">
            <text:p>2410260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99.35" calcext:value-type="float">
            <text:p>99.35</text:p>
          </table:table-cell>
          <table:table-cell office:value-type="float" office:value="2420175" calcext:value-type="float">
            <text:p>2420175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00.19" calcext:value-type="float">
            <text:p>100.19</text:p>
          </table:table-cell>
          <table:table-cell office:value-type="float" office:value="2425058.7" calcext:value-type="float">
            <text:p>2425058.7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99.8" calcext:value-type="float">
            <text:p>99.8</text:p>
          </table:table-cell>
          <table:table-cell office:value-type="float" office:value="2436960.7" calcext:value-type="float">
            <text:p>2436960.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99.9066666666667" calcext:value-type="float">
            <text:p>99.9066666666667</text:p>
          </table:table-cell>
          <table:table-cell office:value-type="float" office:value="2445637.9" calcext:value-type="float">
            <text:p>2445637.9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99.03" calcext:value-type="float">
            <text:p>99.03</text:p>
          </table:table-cell>
          <table:table-cell office:value-type="float" office:value="2461148.4" calcext:value-type="float">
            <text:p>2461148.4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00.62" calcext:value-type="float">
            <text:p>100.62</text:p>
          </table:table-cell>
          <table:table-cell office:value-type="float" office:value="2472574.6" calcext:value-type="float">
            <text:p>2472574.6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00.186666666667" calcext:value-type="float">
            <text:p>100.186666666667</text:p>
          </table:table-cell>
          <table:table-cell office:value-type="float" office:value="2482864.4" calcext:value-type="float">
            <text:p>2482864.4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00.163333333333" calcext:value-type="float">
            <text:p>100.163333333333</text:p>
          </table:table-cell>
          <table:table-cell office:value-type="float" office:value="2494378" calcext:value-type="float">
            <text:p>2494378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99.0766666666666" calcext:value-type="float">
            <text:p>99.0766666666666</text:p>
          </table:table-cell>
          <table:table-cell office:value-type="float" office:value="2508163.5" calcext:value-type="float">
            <text:p>2508163.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00.503333333333" calcext:value-type="float">
            <text:p>100.503333333333</text:p>
          </table:table-cell>
          <table:table-cell office:value-type="float" office:value="2513982.5" calcext:value-type="float">
            <text:p>2513982.5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00.443333333333" calcext:value-type="float">
            <text:p>100.443333333333</text:p>
          </table:table-cell>
          <table:table-cell office:value-type="float" office:value="2526089.2" calcext:value-type="float">
            <text:p>2526089.2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0.886666666667" calcext:value-type="float">
            <text:p>100.886666666667</text:p>
          </table:table-cell>
          <table:table-cell office:value-type="float" office:value="2545223.4" calcext:value-type="float">
            <text:p>2545223.4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100.796666666667" calcext:value-type="float">
            <text:p>100.796666666667</text:p>
          </table:table-cell>
          <table:table-cell office:value-type="float" office:value="2562511.3" calcext:value-type="float">
            <text:p>2562511.3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102.033333333333" calcext:value-type="float">
            <text:p>102.033333333333</text:p>
          </table:table-cell>
          <table:table-cell office:value-type="float" office:value="2582696.5" calcext:value-type="float">
            <text:p>2582696.5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101.93" calcext:value-type="float">
            <text:p>101.93</text:p>
          </table:table-cell>
          <table:table-cell office:value-type="float" office:value="2602914" calcext:value-type="float">
            <text:p>2602914</text:p>
          </table:table-cell>
        </table:table-row>
        <table:table-row table:style-name="ro1">
          <table:table-cell office:value-type="date" office:date-value="2017-10-01" calcext:value-type="date">
            <text:p>2017-10-01</text:p>
          </table:table-cell>
          <table:table-cell office:value-type="float" office:value="102.316666666667" calcext:value-type="float">
            <text:p>102.316666666667</text:p>
          </table:table-cell>
          <table:table-cell office:value-type="float" office:value="2623901.6" calcext:value-type="float">
            <text:p>2623901.6</text:p>
          </table:table-cell>
        </table:table-row>
        <table:table-row table:style-name="ro1">
          <table:table-cell office:value-type="date" office:date-value="2018-01-01" calcext:value-type="date">
            <text:p>2018-01-01</text:p>
          </table:table-cell>
          <table:table-cell office:value-type="float" office:value="102.073333333333" calcext:value-type="float">
            <text:p>102.073333333333</text:p>
          </table:table-cell>
          <table:table-cell office:value-type="float" office:value="2623804.5" calcext:value-type="float">
            <text:p>2623804.5</text:p>
          </table:table-cell>
        </table:table-row>
        <table:table-row table:style-name="ro1">
          <table:table-cell office:value-type="date" office:date-value="2018-04-01" calcext:value-type="date">
            <text:p>2018-04-01</text:p>
          </table:table-cell>
          <table:table-cell office:value-type="float" office:value="103.786666666667" calcext:value-type="float">
            <text:p>103.786666666667</text:p>
          </table:table-cell>
          <table:table-cell office:value-type="float" office:value="2637837.2" calcext:value-type="float">
            <text:p>2637837.2</text:p>
          </table:table-cell>
        </table:table-row>
        <table:table-row table:style-name="ro1">
          <table:table-cell office:value-type="date" office:date-value="2018-07-01" calcext:value-type="date">
            <text:p>2018-07-01</text:p>
          </table:table-cell>
          <table:table-cell office:value-type="float" office:value="104.086666666667" calcext:value-type="float">
            <text:p>104.086666666667</text:p>
          </table:table-cell>
          <table:table-cell office:value-type="float" office:value="2638230.3" calcext:value-type="float">
            <text:p>2638230.3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float" office:value="104.266666666667" calcext:value-type="float">
            <text:p>104.266666666667</text:p>
          </table:table-cell>
          <table:table-cell office:value-type="float" office:value="2655220.4" calcext:value-type="float">
            <text:p>2655220.4</text:p>
          </table:table-cell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office:value-type="float" office:value="103.526666666667" calcext:value-type="float">
            <text:p>103.526666666667</text:p>
          </table:table-cell>
          <table:table-cell office:value-type="float" office:value="2671810.7" calcext:value-type="float">
            <text:p>2671810.7</text:p>
          </table:table-cell>
        </table:table-row>
        <table:table-row table:style-name="ro1">
          <table:table-cell office:value-type="date" office:date-value="2019-04-01" calcext:value-type="date">
            <text:p>2019-04-01</text:p>
          </table:table-cell>
          <table:table-cell office:value-type="float" office:value="105.24" calcext:value-type="float">
            <text:p>105.24</text:p>
          </table:table-cell>
          <table:table-cell office:value-type="float" office:value="2680069.7" calcext:value-type="float">
            <text:p>2680069.7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float" office:value="105.08" calcext:value-type="float">
            <text:p>105.08</text:p>
          </table:table-cell>
          <table:table-cell office:value-type="float" office:value="2685893.2" calcext:value-type="float">
            <text:p>2685893.2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float" office:value="105.313333333333" calcext:value-type="float">
            <text:p>105.313333333333</text:p>
          </table:table-cell>
          <table:table-cell office:value-type="float" office:value="2686488.3" calcext:value-type="float">
            <text:p>2686488.3</text:p>
          </table:table-cell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float" office:value="104.68" calcext:value-type="float">
            <text:p>104.68</text:p>
          </table:table-cell>
          <table:table-cell office:value-type="float" office:value="2596185" calcext:value-type="float">
            <text:p>2596185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05.473333333333" calcext:value-type="float">
            <text:p>105.473333333333</text:p>
          </table:table-cell>
          <table:table-cell office:value-type="float" office:value="2298552.9" calcext:value-type="float">
            <text:p>2298552.9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05.043333333333" calcext:value-type="float">
            <text:p>105.043333333333</text:p>
          </table:table-cell>
          <table:table-cell office:value-type="float" office:value="2582728.5" calcext:value-type="float">
            <text:p>2582728.5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5.02" calcext:value-type="float">
            <text:p>105.02</text:p>
          </table:table-cell>
          <table:table-cell office:value-type="float" office:value="2576073.6" calcext:value-type="float">
            <text:p>2576073.6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05.786666666667" calcext:value-type="float">
            <text:p>105.786666666667</text:p>
          </table:table-cell>
          <table:table-cell office:value-type="float" office:value="2575146.5" calcext:value-type="float">
            <text:p>2575146.5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07.403333333333" calcext:value-type="float">
            <text:p>107.403333333333</text:p>
          </table:table-cell>
          <table:table-cell office:value-type="float" office:value="2625825" calcext:value-type="float">
            <text:p>2625825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108.016666666667" calcext:value-type="float">
            <text:p>108.016666666667</text:p>
          </table:table-cell>
          <table:table-cell office:value-type="float" office:value="2685672.3" calcext:value-type="float">
            <text:p>2685672.3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109.883333333333" calcext:value-type="float">
            <text:p>109.883333333333</text:p>
          </table:table-cell>
          <table:table-cell office:value-type="float" office:value="2700610.6" calcext:value-type="float">
            <text:p>2700610.6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12.29" calcext:value-type="float">
            <text:p>112.29</text:p>
          </table:table-cell>
          <table:table-cell office:value-type="float" office:value="2717203.6" calcext:value-type="float">
            <text:p>2717203.6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116.066666666667" calcext:value-type="float">
            <text:p>116.066666666667</text:p>
          </table:table-cell>
          <table:table-cell office:value-type="float" office:value="2741071.5" calcext:value-type="float">
            <text:p>2741071.5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118.1" calcext:value-type="float">
            <text:p>118.1</text:p>
          </table:table-cell>
          <table:table-cell office:value-type="float" office:value="2751221.8" calcext:value-type="float">
            <text:p>2751221.8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float" office:value="120.843333333333" calcext:value-type="float">
            <text:p>120.843333333333</text:p>
          </table:table-cell>
          <table:table-cell office:value-type="float" office:value="2750344.2" calcext:value-type="float">
            <text:p>275034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39:41.304717692</meta:creation-date>
    <meta:generator>LibreOffice/7.3.7.2$Linux_X86_64 LibreOffice_project/30$Build-2</meta:generator>
    <dc:date>2023-04-15T16:42:14.908848602</dc:date>
    <meta:editing-duration>PT2M33S</meta:editing-duration>
    <meta:editing-cycles>2</meta:editing-cycles>
    <meta:document-statistic meta:table-count="1" meta:cell-count="135" meta:object-count="0"/>
  </office:meta>
</office:document-meta>
</file>